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Sequence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SequenceEncoderTests.calculate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Sequence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rSequenceEncoderTests.CharSequence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